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/ driver class</text:p>
      <text:p text:style-name="Normal">class Inheritanc2 {</text:p>
      <text:p text:style-name="Normal"><text:s text:c="4"/>public static void main(String args[])</text:p>
      <text:p text:style-name="Normal"><text:s text:c="4"/>{</text:p>
      <text:p text:style-name="Normal"><text:s/></text:p>
      <text:p text:style-name="Normal"><text:s text:c="8"/>MountainBike mb = new MountainBike(3, 100, 25);</text:p>
      <text:p text:style-name="Normal"><text:s text:c="8"/>System.out.println(mb.toString());</text:p>
      <text:p text:style-name="Normal"><text:s text:c="4"/>}</text:p>
      <text:p text:style-name="Normal">}</text:p>
      <text:p text:style-name="Normal"><text:s/></text:p>
      <text:p text:style-name="Normal"><text:s/></text:p>
      <text:p text:style-name="Normal">// base class</text:p>
      <text:p text:style-name="Normal">class Bicycle {</text:p>
      <text:p text:style-name="Normal"><text:s text:c="4"/>// the Bicycle class has two fields</text:p>
      <text:p text:style-name="Normal"><text:s text:c="4"/>public int gear;</text:p>
      <text:p text:style-name="Normal"><text:s text:c="4"/>public int speed;</text:p>
      <text:p text:style-name="Normal"><text:s/></text:p>
      <text:p text:style-name="Normal"><text:s text:c="4"/>// the Bicycle class has one constructor</text:p>
      <text:p text:style-name="Normal"><text:s text:c="4"/>public Bicycle(int gear, int speed)</text:p>
      <text:p text:style-name="Normal"><text:s text:c="4"/>{</text:p>
      <text:p text:style-name="Normal"><text:s text:c="8"/>this.gear = gear;</text:p>
      <text:p text:style-name="Normal"><text:s text:c="8"/>this.speed = speed;</text:p>
      <text:p text:style-name="Normal"><text:s text:c="4"/>}</text:p>
      <text:p text:style-name="Normal"><text:s/></text:p>
      <text:p text:style-name="Normal"><text:s text:c="4"/>// the Bicycle class has three methods</text:p>
      <text:p text:style-name="Normal"><text:s text:c="4"/>public void applyBrake(int decrement)</text:p>
      <text:p text:style-name="Normal"><text:s text:c="4"/>{</text:p>
      <text:p text:style-name="Normal"><text:s text:c="8"/>speed -= decrement;</text:p>
      <text:p text:style-name="Normal"><text:s text:c="4"/>}</text:p>
      <text:p text:style-name="Normal"><text:s/></text:p>
      <text:p text:style-name="Normal"><text:s text:c="4"/>public void speedUp(int increment)</text:p>
      <text:p text:style-name="Normal"><text:s text:c="4"/>{</text:p>
      <text:p text:style-name="Normal"><text:s text:c="8"/>speed += increment;</text:p>
      <text:p text:style-name="Normal"><text:s text:c="4"/>}</text:p>
      <text:p text:style-name="Normal"><text:s/></text:p>
      <text:p text:style-name="Normal"><text:s text:c="4"/>// toString() method to print info of Bicycle</text:p>
      <text:p text:style-name="Normal"><text:s text:c="4"/>public String toString()</text:p>
      <text:p text:style-name="Normal"><text:s text:c="4"/>{</text:p>
      <text:p text:style-name="Normal"><text:s text:c="8"/>return ("No of gears are " + gear + "\n"</text:p>
      <text:p text:style-name="Normal"><text:s text:c="16"/>+ "speed of bicycle is " + speed);</text:p>
      <text:p text:style-name="Normal"><text:s text:c="4"/>}</text:p>
      <text:p text:style-name="Normal">}</text:p>
      <text:p text:style-name="Normal"><text:s/></text:p>
      <text:p text:style-name="Normal">// derived class</text:p>
      <text:p text:style-name="Normal">class MountainBike extends Bicycle {</text:p>
      <text:p text:style-name="Normal"><text:s/></text:p>
      <text:p text:style-name="Normal"><text:s text:c="4"/>// the MountainBike subclass adds one more field</text:p>
      <text:p text:style-name="Normal"><text:s text:c="4"/>public int seatHeight;</text:p>
      <text:p text:style-name="Normal"><text:s/></text:p>
      <text:p text:style-name="Normal"><text:s text:c="4"/>// the MountainBike subclass has one constructor</text:p>
      <text:p text:style-name="Normal"><text:s text:c="4"/>public MountainBike(int gear, int speed,</text:p>
      <text:p text:style-name="Normal"><text:s text:c="24"/>int startHeight)</text:p>
      <text:p text:style-name="Normal"><text:s text:c="4"/>{</text:p>
      <text:p text:style-name="Normal"><text:s text:c="8"/>// invoking base-class(Bicycle) constructor</text:p>
      <text:p text:style-name="Normal"><text:s text:c="8"/>super(gear, speed);</text:p>
      <text:p text:style-name="Normal"><text:s text:c="8"/>seatHeight = startHeight;</text:p>
      <text:p text:style-name="Normal"><text:s text:c="4"/>}</text:p>
      <text:p text:style-name="Normal"><text:s/></text:p>
      <text:p text:style-name="Normal"><text:s text:c="4"/>// the MountainBike subclass adds one more method</text:p>
      <text:p text:style-name="Normal"><text:s text:c="4"/>public void setHeight(int newValue)</text:p>
      <text:p text:style-name="Normal"><text:s text:c="4"/>{</text:p>
      <text:p text:style-name="Normal"><text:s text:c="8"/>seatHeight = newValue;</text:p>
      <text:p text:style-name="Normal"><text:s text:c="4"/>}</text:p>
      <text:p text:style-name="Normal"><text:s/></text:p>
      <text:p text:style-name="Normal"><text:s text:c="4"/>// overriding toString() method</text:p>
      <text:p text:style-name="Normal"><text:s text:c="4"/>// of Bicycle to print more info</text:p>
      <text:p text:style-name="Normal"><text:s text:c="4"/>@Override public String toString()</text:p>
      <text:p text:style-name="Normal"><text:s text:c="4"/>{</text:p>
      <text:p text:style-name="Normal"><text:s text:c="8"/>return (super.toString() + "\nseat height is "</text:p>
      <text:p text:style-name="Normal"><text:s text:c="16"/>+ seatHeight);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frene J. White</meta:initial-creator>
    <dc:creator>Anfrene J. White</dc:creator>
    <meta:creation-date>2022-09-26T23:36:00Z</meta:creation-date>
    <dc:date>2022-09-26T23:36:00Z</dc:date>
    <meta:template xlink:href="Normal.dotm" xlink:type="simple"/>
    <meta:editing-cycles>1</meta:editing-cycles>
    <meta:editing-duration>PT0S</meta:editing-duration>
    <meta:document-statistic meta:page-count="1" meta:paragraph-count="3" meta:word-count="242" meta:character-count="1622" meta:row-count="11" meta:non-whitespace-character-count="1383"/>
  </office:meta>
</office:document-meta>
</file>